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antException.ConstantException( String className , String field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s.propertyToConstantNamePrefix( String property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stants.toCodeForProperty( Object value ,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s.asNumber( String 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stants.getNames( @ Nullable String name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stants.toCode( Object value , @ Nullable String namePrefi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stants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s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s.getNamesForProperty(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s.Constants( Class &lt; ? &gt; clazz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stants.getNamesForSuffix( @ Nullable String nameSuf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stants.getField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Exception.ConstantException( String className , String namePrefix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s.getValuesForSuffix( @ Nullable String nameSuf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stants.getValues( @ Nullable String name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stants.toCodeForSuffix( Object value , @ Nullable String nameSuffi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stants.asString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s.getValuesForProperty(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s.asObject( String 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